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34cm" fo:min-width="0.085cm"/>
    </style:style>
    <style:style style:name="gr3" style:family="graphic" style:parent-style-name="standard">
      <style:graphic-properties draw:textarea-horizontal-align="justify" draw:textarea-vertical-align="middle" draw:auto-grow-height="false" fo:min-height="0.336cm" fo:min-width="0.089cm"/>
    </style:style>
    <style:style style:name="gr4" style:family="graphic" style:parent-style-name="standard">
      <style:graphic-properties draw:textarea-horizontal-align="justify" draw:textarea-vertical-align="middle" draw:auto-grow-height="false" fo:min-height="0.34cm" fo:min-width="0.086cm"/>
    </style:style>
    <style:style style:name="gr5" style:family="graphic" style:parent-style-name="standard">
      <style:graphic-properties draw:textarea-horizontal-align="justify" draw:textarea-vertical-align="middle" draw:auto-grow-height="false" fo:min-height="0.335cm" fo:min-width="0.08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36cm" fo:min-width="0.086cm"/>
    </style:style>
    <style:style style:name="gr7" style:family="graphic" style:parent-style-name="standard">
      <style:graphic-properties draw:textarea-horizontal-align="justify" draw:textarea-vertical-align="middle" draw:auto-grow-height="false" fo:min-height="0.339cm" fo:min-width="0.086cm"/>
    </style:style>
    <style:style style:name="gr8" style:family="graphic" style:parent-style-name="standard">
      <style:graphic-properties draw:textarea-horizontal-align="justify" draw:textarea-vertical-align="middle" draw:auto-grow-height="false" fo:min-height="0.335cm" fo:min-width="0.085cm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34cm" fo:min-width="0.087cm"/>
    </style:style>
    <style:style style:name="gr11" style:family="graphic" style:parent-style-name="standard">
      <style:graphic-properties draw:textarea-horizontal-align="justify" draw:textarea-vertical-align="middle" draw:auto-grow-height="false" fo:min-height="0.335cm" fo:min-width="0.087cm"/>
    </style:style>
    <style:style style:name="gr12" style:family="graphic" style:parent-style-name="standard">
      <style:graphic-properties draw:textarea-horizontal-align="justify" draw:textarea-vertical-align="middle" draw:auto-grow-height="false" fo:min-height="0.337cm" fo:min-width="0.087cm"/>
    </style:style>
    <style:style style:name="gr13" style:family="graphic" style:parent-style-name="standard">
      <style:graphic-properties draw:textarea-horizontal-align="justify" draw:textarea-vertical-align="middle" draw:auto-grow-height="false" fo:min-height="0.337cm" fo:min-width="0.086cm"/>
    </style:style>
    <style:style style:name="gr14" style:family="graphic" style:parent-style-name="standard">
      <style:graphic-properties draw:textarea-horizontal-align="justify" draw:textarea-vertical-align="middle" draw:auto-grow-height="false" fo:min-height="0.335cm" fo:min-width="0.089cm"/>
    </style:style>
    <style:style style:name="gr15" style:family="graphic" style:parent-style-name="standard">
      <style:graphic-properties draw:textarea-horizontal-align="justify" draw:textarea-vertical-align="middle" draw:auto-grow-height="false" fo:min-height="0.332cm" fo:min-width="0.088cm"/>
    </style:style>
    <style:style style:name="gr16" style:family="graphic" style:parent-style-name="standard">
      <style:graphic-properties draw:textarea-horizontal-align="justify" draw:textarea-vertical-align="middle" draw:auto-grow-height="false" fo:min-height="0.337cm" fo:min-width="0.088cm"/>
    </style:style>
    <style:style style:name="gr17" style:family="graphic" style:parent-style-name="standard">
      <style:graphic-properties draw:textarea-horizontal-align="justify" draw:textarea-vertical-align="middle" draw:auto-grow-height="false" fo:min-height="0.341cm" fo:min-width="0.087cm"/>
    </style:style>
    <style:style style:name="gr18" style:family="graphic" style:parent-style-name="standard">
      <style:graphic-properties draw:textarea-horizontal-align="justify" draw:textarea-vertical-align="middle" draw:auto-grow-height="false" fo:min-height="0.338cm" fo:min-width="0.083cm"/>
    </style:style>
    <style:style style:name="gr19" style:family="graphic" style:parent-style-name="standard">
      <style:graphic-properties draw:textarea-horizontal-align="justify" draw:textarea-vertical-align="middle" draw:auto-grow-height="false" fo:min-height="0.338cm" fo:min-width="0.08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39cm" fo:min-width="0.089cm"/>
    </style:style>
    <style:style style:name="gr21" style:family="graphic" style:parent-style-name="standard">
      <style:graphic-properties draw:textarea-horizontal-align="justify" draw:textarea-vertical-align="middle" draw:auto-grow-height="false" fo:min-height="0.336cm" fo:min-width="0.0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36cm" fo:min-width="0.09cm"/>
    </style:style>
    <style:style style:name="gr23" style:family="graphic" style:parent-style-name="standard">
      <style:graphic-properties draw:textarea-horizontal-align="justify" draw:textarea-vertical-align="middle" draw:auto-grow-height="false" fo:min-height="0.337cm" fo:min-width="0.08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334cm" fo:min-width="0.086cm"/>
    </style:style>
    <style:style style:name="gr25" style:family="graphic" style:parent-style-name="standard">
      <style:graphic-properties draw:textarea-horizontal-align="justify" draw:textarea-vertical-align="middle" draw:auto-grow-height="false" fo:min-height="0.333cm" fo:min-width="0.08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38cm" fo:min-width="0.086cm"/>
    </style:style>
    <style:style style:name="gr27" style:family="graphic" style:parent-style-name="standard">
      <style:graphic-properties draw:textarea-horizontal-align="justify" draw:textarea-vertical-align="middle" draw:auto-grow-height="false" fo:min-height="0.335cm" fo:min-width="0.08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4cm" fo:min-width="0.09cm"/>
    </style:style>
    <style:style style:name="gr29" style:family="graphic" style:parent-style-name="standard">
      <style:graphic-properties draw:textarea-horizontal-align="justify" draw:textarea-vertical-align="middle" draw:auto-grow-height="false" fo:min-height="0.339cm" fo:min-width="0.084cm"/>
    </style:style>
    <style:style style:name="gr30" style:family="graphic" style:parent-style-name="standard">
      <style:graphic-properties draw:textarea-horizontal-align="justify" draw:textarea-vertical-align="middle" draw:auto-grow-height="false" fo:min-height="0.335cm" fo:min-width="0.086cm"/>
    </style:style>
    <style:style style:name="gr31" style:family="graphic" style:parent-style-name="standard">
      <style:graphic-properties draw:textarea-horizontal-align="justify" draw:textarea-vertical-align="middle" draw:auto-grow-height="false" fo:min-height="0.333cm" fo:min-width="0.08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339cm" fo:min-width="0.085cm"/>
    </style:style>
    <style:style style:name="gr33" style:family="graphic" style:parent-style-name="standard">
      <style:graphic-properties draw:textarea-horizontal-align="justify" draw:textarea-vertical-align="middle" draw:auto-grow-height="false" fo:min-height="0.336cm" fo:min-width="0.08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34cm" fo:min-width="0.08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36cm" fo:min-width="0.087cm"/>
    </style:style>
    <style:style style:name="gr36" style:family="graphic" style:parent-style-name="standard">
      <style:graphic-properties draw:textarea-horizontal-align="justify" draw:textarea-vertical-align="middle" draw:auto-grow-height="false" fo:min-height="0.34cm" fo:min-width="0.087cm"/>
    </style:style>
    <style:style style:name="gr37" style:family="graphic" style:parent-style-name="standard">
      <style:graphic-properties draw:textarea-horizontal-align="justify" draw:textarea-vertical-align="middle" draw:auto-grow-height="false" fo:min-height="0.332cm" fo:min-width="0.0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336cm" fo:min-width="0.087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39cm" fo:min-width="0.08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337cm" fo:min-width="0.088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332cm" fo:min-width="0.087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335cm" fo:min-width="0.086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341cm" fo:min-width="0.08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333cm" fo:min-width="0.084cm"/>
    </style:style>
    <style:style style:name="gr45" style:family="graphic" style:parent-style-name="standard">
      <style:graphic-properties draw:textarea-horizontal-align="justify" draw:textarea-vertical-align="middle" draw:auto-grow-height="false" fo:min-height="0.335cm" fo:min-width="0.09cm"/>
    </style:style>
    <style:style style:name="gr46" style:family="graphic" style:parent-style-name="standard">
      <style:graphic-properties draw:textarea-horizontal-align="justify" draw:textarea-vertical-align="middle" draw:auto-grow-height="false" fo:min-height="0.334cm" fo:min-width="0.088cm"/>
    </style:style>
    <style:style style:name="gr47" style:family="graphic" style:parent-style-name="standard">
      <style:graphic-properties draw:textarea-horizontal-align="justify" draw:textarea-vertical-align="middle" draw:auto-grow-height="false" fo:min-height="0.339cm" fo:min-width="0.088cm"/>
    </style:style>
    <style:style style:name="gr48" style:family="graphic" style:parent-style-name="standard">
      <style:graphic-properties draw:textarea-horizontal-align="justify" draw:textarea-vertical-align="middle" draw:auto-grow-height="false" fo:min-height="0.334cm" fo:min-width="0.084cm"/>
    </style:style>
    <style:style style:name="gr49" style:family="graphic" style:parent-style-name="standard">
      <style:graphic-properties draw:textarea-horizontal-align="justify" draw:textarea-vertical-align="middle" draw:auto-grow-height="false" fo:min-height="0.339cm" fo:min-width="0.087cm"/>
    </style:style>
    <style:style style:name="gr50" style:family="graphic" style:parent-style-name="standard">
      <style:graphic-properties svg:stroke-width="0.025cm" svg:stroke-color="#2a6099" draw:marker-start-width="0.229cm" draw:marker-end-width="0.229cm" draw:fill-color="#ff0000" draw:textarea-horizontal-align="justify" draw:textarea-vertical-align="middle" draw:auto-grow-height="false" fo:min-height="0.31cm" fo:min-width="0.065cm" fo:padding-top="0.137cm" fo:padding-bottom="0.137cm" fo:padding-left="0.262cm" fo:padding-right="0.262cm"/>
    </style:style>
    <style:style style:name="gr51" style:family="graphic" style:parent-style-name="standard">
      <style:graphic-properties draw:textarea-horizontal-align="justify" draw:textarea-vertical-align="middle" draw:auto-grow-height="false" fo:min-height="0.332cm" fo:min-width="0.086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333cm" fo:min-width="0.09cm"/>
    </style:style>
    <style:style style:name="gr53" style:family="graphic" style:parent-style-name="standard">
      <style:graphic-properties draw:textarea-horizontal-align="justify" draw:textarea-vertical-align="middle" draw:auto-grow-height="false" fo:min-height="0.338cm" fo:min-width="0.087cm"/>
    </style:style>
    <style:style style:name="gr54" style:family="graphic" style:parent-style-name="standard">
      <style:graphic-properties draw:textarea-horizontal-align="justify" draw:textarea-vertical-align="middle" draw:auto-grow-height="false" fo:min-height="0.335cm" fo:min-width="0.13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8" style:family="graphic" style:parent-style-name="objectwithoutfill">
      <style:graphic-properties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" fo:font-size="28pt" fo:font-weight="bold" style:font-name-asian="Liberation Sans" style:font-size-asian="28pt" style:font-weight-asian="bold" style:font-name-complex="Liberation Sans" style:font-size-complex="28pt" style:font-weight-complex="bold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7.248cm" svg:y1="7.093cm" svg:x2="27.637cm" svg:y2="4.64cm">
          <text:p/>
        </draw:line>
        <draw:custom-shape draw:style-name="gr2" draw:text-style-name="P2" draw:layer="layout" svg:width="0.827cm" svg:height="0.834cm" draw:transform="skewX (0.00244346095279206) rotate (2.9843384879851) translate (27.59cm 7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31cm" svg:height="0.828cm" draw:transform="rotate (2.9843384879851) translate (14.938cm 8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28cm" svg:height="0.834cm" draw:transform="rotate (2.9843384879851) translate (26.814cm 12.4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829cm" svg:height="0.827cm" draw:transform="rotate (2.9843384879851) translate (18.896cm 9.54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28cm" svg:height="0.828cm" draw:transform="rotate (2.9843384879851) translate (27.204cm 10.0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859cm" svg:y1="9.55cm" svg:x2="27.248cm" svg:y2="7.097cm">
          <text:p/>
        </draw:line>
        <draw:custom-shape draw:style-name="gr7" draw:text-style-name="P2" draw:layer="layout" svg:width="0.828cm" svg:height="0.831cm" draw:transform="skewX (0.00244346095279206) rotate (2.9843384879851) translate (27.981cm 5.1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47cm" svg:y1="12.003cm" svg:x2="26.859cm" svg:y2="9.55cm">
          <text:p/>
        </draw:line>
        <draw:line draw:style-name="gr1" draw:text-style-name="P1" draw:layer="layout" svg:x1="26.47cm" svg:y1="12.001cm" svg:x2="22.509cm" svg:y2="10.537cm">
          <text:p/>
        </draw:line>
        <draw:custom-shape draw:style-name="gr8" draw:text-style-name="P2" draw:layer="layout" svg:width="0.827cm" svg:height="0.825cm" draw:transform="skewX (0.00122173047639602) rotate (2.9843384879851) translate (22.855cm 11.0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513cm" svg:y1="10.536cm" svg:x2="18.552cm" svg:y2="9.072cm">
          <text:p/>
        </draw:line>
        <draw:line draw:style-name="gr1" draw:text-style-name="P1" draw:layer="layout" svg:x1="18.556cm" svg:y1="9.069cm" svg:x2="14.595cm" svg:y2="7.605cm">
          <text:p/>
        </draw:line>
        <draw:line draw:style-name="gr9" draw:text-style-name="P4" draw:layer="layout" svg:x1="27.637cm" svg:y1="4.645cm" svg:x2="14.591cm" svg:y2="7.605cm">
          <text:p text:style-name="P2"><text:s text:c="4"/></text:p>
        </draw:line>
        <draw:custom-shape draw:style-name="gr10" draw:text-style-name="P2" draw:layer="layout" svg:width="0.829cm" svg:height="0.824cm" draw:transform="skewX (0.00122173047639602) rotate (2.9843384879851) translate (23.633cm 6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829cm" svg:height="0.825cm" draw:transform="skewX (0.00122173047639603) rotate (2.9843384879851) translate (19.286cm 7.0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829cm" svg:height="0.829cm" draw:transform="rotate (2.9843384879851) translate (23.244cm 8.5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7.636cm" svg:y1="4.64cm" svg:x2="22.991cm" svg:y2="2.224cm">
          <text:p text:style-name="P2"><text:s text:c="4"/></text:p>
        </draw:line>
        <draw:custom-shape draw:style-name="gr13" draw:text-style-name="P2" draw:layer="layout" svg:width="0.828cm" svg:height="0.829cm" draw:transform="rotate (2.9843384879851) translate (23.333cm 2.7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22.991cm" svg:y1="2.228cm" svg:x2="18.346cm" svg:y2="-0.188cm">
          <text:p text:style-name="P2"><text:s text:c="4"/></text:p>
        </draw:line>
        <draw:custom-shape draw:style-name="gr14" draw:text-style-name="P2" draw:layer="layout" svg:width="0.833cm" svg:height="0.825cm" draw:transform="rotate (2.9843384879851) translate (18.689cm 0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8.343cm" svg:y1="-0.184cm" svg:x2="13.698cm" svg:y2="-2.6cm">
          <text:p text:style-name="P2"><text:s text:c="4"/></text:p>
        </draw:line>
        <draw:custom-shape draw:style-name="gr15" draw:text-style-name="P2" draw:layer="layout" svg:width="0.83cm" svg:height="0.822cm" draw:transform="rotate (2.9843384879851) translate (14.06cm -2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3.698cm" svg:y1="-2.596cm" svg:x2="14.595cm" svg:y2="7.605cm">
          <text:p text:style-name="P2"><text:s text:c="12"/></text:p>
        </draw:line>
        <draw:custom-shape draw:style-name="gr16" draw:text-style-name="P2" draw:layer="layout" svg:width="0.83cm" svg:height="0.829cm" draw:transform="skewX (-0.00244346095279205) rotate (2.9843384879851) translate (14.374cm 1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829cm" svg:height="0.835cm" draw:transform="skewX (0.00122173047639606) rotate (2.9843384879851) translate (14.699cm 4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23cm" svg:height="0.83cm" draw:transform="skewX (0.001221730476396) rotate (2.9843384879851) translate (18.968cm 3.6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043cm" svg:y1="11.086cm" svg:x2="14.595cm" svg:y2="7.602cm">
          <text:p/>
        </draw:line>
        <draw:custom-shape draw:style-name="gr19" draw:text-style-name="P3" draw:layer="layout" svg:width="0.831cm" svg:height="0.83cm" draw:transform="rotate (2.9843384879851) translate (14.405cm 11.46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33cm" svg:height="0.831cm" draw:transform="skewX (-0.00244346095279206) rotate (2.9843384879851) translate (14.406cm 11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503cm" svg:y1="14.459cm" svg:x2="14.055cm" svg:y2="10.975cm">
          <text:p/>
        </draw:line>
        <draw:custom-shape draw:style-name="gr21" draw:text-style-name="P3" draw:layer="layout" svg:width="0.834cm" svg:height="0.828cm" draw:transform="skewX (-0.00122173047639603) rotate (2.9843384879851) translate (13.869cm 14.8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0.834cm" svg:height="0.828cm" draw:transform="skewX (-0.00122173047639603) rotate (2.9843384879851) translate (13.869cm 14.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967cm" svg:y1="17.84cm" svg:x2="13.519cm" svg:y2="14.356cm">
          <text:p/>
        </draw:line>
        <draw:custom-shape draw:style-name="gr23" draw:text-style-name="P3" draw:layer="layout" svg:width="0.833cm" svg:height="0.829cm" draw:transform="skewX (-0.00122173047639602) rotate (2.9843384879851) translate (13.333cm 18.21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471cm" svg:y1="12cm" svg:x2="13.001cm" svg:y2="17.629cm">
          <text:p/>
        </draw:line>
        <draw:custom-shape draw:style-name="gr8" draw:text-style-name="P2" draw:layer="layout" svg:width="0.825cm" svg:height="0.827cm" draw:transform="rotate (2.9843384879851) translate (22.192cm 14.4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828cm" svg:height="0.826cm" draw:transform="rotate (2.9843384879851) translate (17.713cm 16.2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0.827cm" svg:height="0.823cm" draw:transform="skewX (-0.00122173047639602) rotate (2.9843384879851) translate (18.232cm 13.00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828cm" svg:height="0.83cm" draw:transform="rotate (2.9843384879851) translate (26.815cm 12.4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27cm" svg:height="0.825cm" draw:transform="skewX (0.00122173047639602) rotate (2.9843384879851) translate (22.855cm 11.0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825cm" svg:height="0.827cm" draw:transform="rotate (2.9843384879851) translate (18.892cm 9.541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834cm" svg:height="0.832cm" draw:transform="rotate (2.9843384879851) translate (14.941cm 8.0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826cm" svg:height="0.831cm" draw:transform="rotate (2.9843384879851) translate (27.592cm 7.5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28cm" svg:height="0.831cm" draw:transform="skewX (0.00122173047639603) rotate (2.9843384879851) translate (27.204cm 10.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28cm" svg:height="0.831cm" draw:transform="skewX (0.00244346095279206) rotate (2.9843384879851) translate (27.981cm 5.1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28cm" svg:height="0.831cm" draw:transform="rotate (2.9843384879851) translate (23.333cm 2.7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28cm" svg:height="0.829cm" draw:transform="rotate (2.9843384879851) translate (18.684cm 0.2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828cm" svg:height="0.828cm" draw:transform="rotate (2.9843384879851) translate (14.402cm 11.4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828cm" svg:height="0.825cm" draw:transform="rotate (2.9843384879851) translate (13.863cm 14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828cm" svg:height="0.823cm" draw:transform="skewX (-0.00122173047639602) rotate (2.9843384879851) translate (13.329cm 18.20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825cm" svg:height="0.831cm" draw:transform="skewX (0.00122173047639598) rotate (2.67541521038211) translate (27.82cm 5.1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828cm" svg:height="0.831cm" draw:transform="rotate (2.67541521038211) translate (27.817cm 5.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976cm" svg:y1="9.604cm" svg:x2="14.595cm" svg:y2="7.605cm">
          <text:p/>
        </draw:line>
        <draw:custom-shape draw:style-name="gr33" draw:text-style-name="P3" draw:layer="layout" svg:width="0.828cm" svg:height="0.828cm" draw:transform="skewX (-0.00122173047639603) rotate (2.9843384879851) translate (10.315cm 10.07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62cm" svg:y1="11.62cm" svg:x2="10.081cm" svg:y2="9.621cm">
          <text:p/>
        </draw:line>
        <draw:custom-shape draw:style-name="gr34" draw:text-style-name="P3" draw:layer="layout" svg:width="0.829cm" svg:height="0.832cm" draw:transform="skewX (0.00122173047639604) rotate (2.9843384879851) translate (5.815cm 12.043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829cm" svg:height="0.828cm" draw:transform="skewX (-0.00122173047639604) rotate (2.9843384879851) translate (5.809cm 12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829cm" svg:height="0.832cm" draw:transform="skewX (-0.00122173047639604) rotate (2.9843384879851) translate (5.809cm 12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846cm" svg:y1="13.601cm" svg:x2="5.465cm" svg:y2="11.602cm">
          <text:p/>
        </draw:line>
        <draw:custom-shape draw:style-name="gr37" draw:text-style-name="P3" draw:layer="layout" svg:width="0.834cm" svg:height="0.822cm" draw:transform="skewX (0.00122173047639605) rotate (2.9843384879851) translate (1.313cm 14.05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955cm" svg:y1="13.619cm" svg:x2="12.976cm" svg:y2="17.64cm">
          <text:p/>
        </draw:line>
        <draw:line draw:style-name="gr1" draw:text-style-name="P1" draw:layer="layout" svg:x1="14.594cm" svg:y1="7.605cm" svg:x2="9.329cm" svg:y2="5.732cm">
          <text:p/>
        </draw:line>
        <draw:custom-shape draw:style-name="gr38" draw:text-style-name="P3" draw:layer="layout" svg:width="0.829cm" svg:height="0.828cm" draw:transform="rotate (2.9843384879851) translate (9.265cm 16.704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825cm" svg:height="0.825cm" draw:transform="rotate (2.9843384879851) translate (5.175cm 15.39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828cm" svg:height="0.833cm" draw:transform="skewX (0.00122173047639602) rotate (2.9843384879851) translate (9.737cm 13.476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83cm" svg:height="0.829cm" draw:transform="skewX (-0.00122173047639604) rotate (2.9843384879851) translate (9.675cm 6.202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83cm" svg:height="0.829cm" draw:transform="skewX (-0.00122173047639604) rotate (2.9843384879851) translate (9.675cm 6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829cm" svg:height="0.829cm" draw:transform="skewX (-0.00122173047639601) rotate (2.9843384879851) translate (9.672cm 6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31cm" svg:y1="5.729cm" svg:x2="4.066cm" svg:y2="3.856cm">
          <text:p/>
        </draw:line>
        <draw:custom-shape draw:style-name="gr41" draw:text-style-name="P3" draw:layer="layout" svg:width="0.829cm" svg:height="0.822cm" draw:transform="rotate (2.9843384879851) translate (4.409cm 4.32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27cm" svg:height="0.832cm" draw:transform="rotate (2.9843384879851) translate (4.425cm 4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827cm" svg:height="0.827cm" draw:transform="skewX (-0.001221730476396) rotate (2.9843384879851) translate (4.425cm 4.2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082cm" svg:y1="3.804cm" svg:x2="-1.183cm" svg:y2="1.931cm">
          <text:p/>
        </draw:line>
        <draw:custom-shape draw:style-name="gr19" draw:text-style-name="P3" draw:layer="layout" svg:width="0.831cm" svg:height="0.83cm" draw:transform="skewX (-0.00122173047639602) rotate (2.9843384879851) translate (-0.836cm 2.40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968cm" svg:y1="13.586cm" svg:x2="-1.179cm" svg:y2="1.929cm">
          <text:p/>
        </draw:line>
        <draw:custom-shape draw:style-name="gr42" draw:text-style-name="P3" draw:layer="layout" svg:width="0.828cm" svg:height="0.825cm" draw:transform="rotate (2.9843384879851) translate (0.606cm 10.008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83cm" svg:height="0.829cm" draw:transform="skewX (-0.00122173047639604) rotate (2.9843384879851) translate (-0.135cm 6.28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draw:layer="layout" svg:width="0.825cm" svg:height="0.835cm" draw:transform="skewX (-0.00244346095279206) rotate (2.9843384879851) translate (4.997cm 8.127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13.698cm" svg:y1="-2.596cm" svg:x2="-1.195cm" svg:y2="1.964cm">
          <text:p text:style-name="P2"><text:s text:c="12"/></text:p>
        </draw:line>
        <draw:custom-shape draw:style-name="gr44" draw:text-style-name="P2" draw:layer="layout" svg:width="0.824cm" svg:height="0.823cm" draw:transform="skewX (0.00122173047639599) rotate (2.9843384879851) translate (9.375cm 2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0.832cm" svg:height="0.825cm" draw:transform="skewX (-0.00122173047639604) rotate (2.9843384879851) translate (9.079cm -0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0.83cm" svg:height="0.824cm" draw:transform="skewX (0.00122173047639599) rotate (2.9843384879851) translate (4.255cm 0.7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829cm" svg:height="0.832cm" draw:transform="skewX (-0.00122173047639604) rotate (2.9843384879851) translate (5.809cm 12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828cm" svg:height="0.828cm" draw:transform="rotate (2.9843384879851) translate (10.309cm 10.07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828cm" svg:height="0.823cm" draw:transform="skewX (-0.00122173047639602) rotate (2.9843384879851) translate (13.329cm 18.207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83cm" svg:height="0.831cm" draw:transform="skewX (-0.00122173047639602) rotate (2.9843384879851) translate (26.812cm 12.4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831cm" svg:height="0.83cm" draw:transform="skewX (-0.00122173047639602) rotate (2.9843384879851) translate (-0.836cm 2.40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826cm" svg:height="0.824cm" draw:transform="skewX (-0.00244346095279207) rotate (2.9843384879851) translate (4.424cm 4.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0.829cm" svg:height="0.831cm" draw:transform="skewX (-0.00244346095279204) rotate (2.9843384879851) translate (9.673cm 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833cm" svg:height="0.826cm" draw:transform="rotate (2.9843384879851) translate (14.939cm 8.0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828cm" svg:height="0.822cm" draw:transform="skewX (0.00122173047639604) rotate (2.9843384879851) translate (1.307cm 14.055cm)">
          <text:p text:style-name="P3"><text:s text:c="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831cm" svg:height="0.829cm" draw:transform="rotate (2.9843384879851) translate (13.333cm 18.213cm)">
          <text:p text:style-name="P3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0.832cm" svg:height="0.823cm" draw:transform="rotate (-0.157254165604689) translate (13.44cm -2.9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829cm" svg:height="0.83cm" draw:transform="skewX (0.00244346095279207) rotate (-0.157254165604689) translate (13.444cm -2.9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897cm" svg:height="0.825cm" draw:transform="skewX (0.00977384381116819) rotate (-0.466177443207685) translate (13.533cm -3.0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826cm" svg:height="0.831cm" draw:transform="skewX (-0.00122173047639606) rotate (2.67541521038211) translate (27.815cm 5.1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828cm" svg:height="0.827cm" draw:transform="rotate (2.9843384879851) translate (26.808cm 12.4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829cm" svg:height="0.825cm" draw:transform="skewX (0.00122173047639603) rotate (2.9843384879851) translate (26.807cm 12.4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831cm" svg:height="0.833cm" draw:transform="skewX (0.00122173047639603) rotate (2.9843384879851) translate (14.938cm 8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7" draw:layer="layout" svg:width="0.762cm" svg:height="1.352cm" svg:x="10.668cm" svg:y="10.332cm">
          <draw:text-box>
            <text:p text:style-name="P6"><text:span text:style-name="T1">Φ</text:span></text:p>
          </draw:text-box>
        </draw:frame>
        <draw:frame draw:style-name="gr56" draw:text-style-name="P8" draw:layer="layout" svg:width="1.362cm" svg:height="1.247cm" svg:x="11.454cm" svg:y="10.16cm">
          <draw:text-box>
            <text:p>K<text:span text:style-name="T2">1</text:span></text:p>
          </draw:text-box>
        </draw:frame>
        <draw:frame draw:style-name="gr57" draw:text-style-name="P8" draw:layer="layout" svg:width="1.27cm" svg:height="1.27cm" svg:x="11.546cm" svg:y="10.899cm">
          <draw:text-box>
            <text:p>i<text:span text:style-name="T2">7</text:span></text:p>
          </draw:text-box>
        </draw:frame>
        <draw:frame draw:style-name="gr55" draw:text-style-name="P7" draw:layer="layout" svg:width="0.762cm" svg:height="1.352cm" svg:x="15.478cm" svg:y="9.77cm">
          <draw:text-box>
            <text:p text:style-name="P6"><text:span text:style-name="T1">Φ</text:span></text:p>
          </draw:text-box>
        </draw:frame>
        <draw:frame draw:style-name="gr56" draw:text-style-name="P8" draw:layer="layout" svg:width="1.362cm" svg:height="1.247cm" svg:x="16.264cm" svg:y="9.598cm">
          <draw:text-box>
            <text:p>K<text:span text:style-name="T2">2</text:span></text:p>
          </draw:text-box>
        </draw:frame>
        <draw:frame draw:style-name="gr57" draw:text-style-name="P8" draw:layer="layout" svg:width="1.27cm" svg:height="1.27cm" svg:x="16.356cm" svg:y="10.337cm">
          <draw:text-box>
            <text:p>i<text:span text:style-name="T2">7</text:span></text:p>
          </draw:text-box>
        </draw:frame>
        <draw:frame draw:style-name="gr55" draw:text-style-name="P7" draw:layer="layout" svg:width="0.762cm" svg:height="1.352cm" svg:x="18.288cm" svg:y="7.03cm">
          <draw:text-box>
            <text:p text:style-name="P6"><text:span text:style-name="T1">Φ</text:span></text:p>
          </draw:text-box>
        </draw:frame>
        <draw:frame draw:style-name="gr56" draw:text-style-name="P8" draw:layer="layout" svg:width="1.362cm" svg:height="1.247cm" svg:x="19.074cm" svg:y="6.858cm">
          <draw:text-box>
            <text:p>K<text:span text:style-name="T2">3</text:span></text:p>
          </draw:text-box>
        </draw:frame>
        <draw:frame draw:style-name="gr57" draw:text-style-name="P8" draw:layer="layout" svg:width="1.27cm" svg:height="1.27cm" svg:x="19.166cm" svg:y="7.597cm">
          <draw:text-box>
            <text:p>i<text:span text:style-name="T2">7</text:span></text:p>
          </draw:text-box>
        </draw:frame>
        <draw:frame draw:style-name="gr55" draw:text-style-name="P7" draw:layer="layout" svg:width="0.762cm" svg:height="1.352cm" svg:x="16.44cm" svg:y="3.682cm">
          <draw:text-box>
            <text:p text:style-name="P6"><text:span text:style-name="T1">Φ</text:span></text:p>
          </draw:text-box>
        </draw:frame>
        <draw:frame draw:style-name="gr56" draw:text-style-name="P8" draw:layer="layout" svg:width="1.362cm" svg:height="1.247cm" svg:x="17.226cm" svg:y="3.51cm">
          <draw:text-box>
            <text:p>K<text:span text:style-name="T2">4</text:span></text:p>
          </draw:text-box>
        </draw:frame>
        <draw:frame draw:style-name="gr57" draw:text-style-name="P8" draw:layer="layout" svg:width="1.27cm" svg:height="1.27cm" svg:x="17.318cm" svg:y="4.249cm">
          <draw:text-box>
            <text:p>i<text:span text:style-name="T2">7</text:span></text:p>
          </draw:text-box>
        </draw:frame>
        <draw:frame draw:style-name="gr55" draw:text-style-name="P7" draw:layer="layout" svg:width="0.762cm" svg:height="1.352cm" svg:x="10.806cm" svg:y="3.243cm">
          <draw:text-box>
            <text:p text:style-name="P6"><text:span text:style-name="T1">Φ</text:span></text:p>
          </draw:text-box>
        </draw:frame>
        <draw:frame draw:style-name="gr56" draw:text-style-name="P8" draw:layer="layout" svg:width="1.362cm" svg:height="1.247cm" svg:x="11.592cm" svg:y="3.071cm">
          <draw:text-box>
            <text:p>K<text:span text:style-name="T2">5</text:span></text:p>
          </draw:text-box>
        </draw:frame>
        <draw:frame draw:style-name="gr57" draw:text-style-name="P8" draw:layer="layout" svg:width="1.27cm" svg:height="1.27cm" svg:x="11.684cm" svg:y="3.81cm">
          <draw:text-box>
            <text:p>i<text:span text:style-name="T2">7</text:span></text:p>
          </draw:text-box>
        </draw:frame>
        <draw:frame draw:style-name="gr55" draw:text-style-name="P7" draw:layer="layout" svg:width="0.762cm" svg:height="1.352cm" svg:x="8.012cm" svg:y="6.776cm">
          <draw:text-box>
            <text:p text:style-name="P6"><text:span text:style-name="T1">Φ</text:span></text:p>
          </draw:text-box>
        </draw:frame>
        <draw:frame draw:style-name="gr56" draw:text-style-name="P8" draw:layer="layout" svg:width="1.362cm" svg:height="1.247cm" svg:x="8.798cm" svg:y="6.604cm">
          <draw:text-box>
            <text:p>K<text:span text:style-name="T2">6</text:span></text:p>
          </draw:text-box>
        </draw:frame>
        <draw:frame draw:style-name="gr57" draw:text-style-name="P8" draw:layer="layout" svg:width="1.27cm" svg:height="1.27cm" svg:x="8.89cm" svg:y="7.343cm">
          <draw:text-box>
            <text:p>i<text:span text:style-name="T2">7</text:span></text:p>
          </draw:text-box>
        </draw:frame>
        <draw:line draw:style-name="gr58" draw:text-style-name="P1" draw:layer="layout" svg:x1="12.76cm" svg:y1="5.191cm" svg:x2="13.91cm" svg:y2="6.747cm">
          <text:p/>
        </draw:line>
        <draw:line draw:style-name="gr58" draw:text-style-name="P1" draw:layer="layout" svg:x1="16.482cm" svg:y1="5.376cm" svg:x2="15.24cm" svg:y2="6.859cm">
          <text:p/>
        </draw:line>
        <draw:line draw:style-name="gr58" draw:text-style-name="P1" draw:layer="layout" svg:x1="17.829cm" svg:y1="7.681cm" svg:x2="15.895cm" svg:y2="7.681cm">
          <text:p/>
        </draw:line>
        <draw:line draw:style-name="gr58" draw:text-style-name="P1" draw:layer="layout" svg:x1="16.081cm" svg:y1="9.717cm" svg:x2="15.008cm" svg:y2="8.107cm">
          <text:p/>
        </draw:line>
        <draw:line draw:style-name="gr58" draw:text-style-name="P1" draw:layer="layout" svg:x1="12.805cm" svg:y1="9.906cm" svg:x2="14.044cm" svg:y2="8.42cm">
          <text:p/>
        </draw:line>
        <draw:line draw:style-name="gr58" draw:text-style-name="P1" draw:layer="layout" svg:x1="11.082cm" svg:y1="7.639cm" svg:x2="13.016cm" svg:y2="7.639cm">
          <text:p/>
        </draw:line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Filled_20_Red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01:55.046079216</meta:creation-date>
    <dc:date>2020-12-13T19:48:35.105476281</dc:date>
    <meta:editing-duration>PT3H18M46S</meta:editing-duration>
    <meta:editing-cycles>26</meta:editing-cycles>
    <meta:generator>LibreOffice/6.4.3.2$Linux_X86_64 LibreOffice_project/40$Build-2</meta:generator>
    <meta:document-statistic meta:object-count="147"/>
  </office:meta>
</office:document-meta>
</file>